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9.8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5" style:family="table-cell" style:parent-style-name="Default">
      <style:text-properties style:font-name="Liberation Serif" fo:font-size="11pt" style:font-size-asian="11pt" style:font-size-complex="11pt"/>
    </style:style>
    <style:style style:name="ce6" style:family="table-cell" style:parent-style-name="Default">
      <style:text-properties style:font-name="Courier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number-columns-repeated="3" table:default-cell-style-name="ce5"/>
        <table:table-column table:style-name="co3" table:default-cell-style-name="ce6"/>
        <table:table-column table:style-name="co2" table:number-columns-repeated="1017" table:default-cell-style-name="ce5"/>
        <table:table-row table:style-name="ro1">
          <table:table-cell/>
          <table:table-cell table:style-name="ce3" office:value-type="string" calcext:value-type="string">
            <text:p>ATMEGA3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(PCINT14/RESET) PC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5 (ADC5/SCL/PCINT13)</text:p>
          </table:table-cell>
          <table:table-cell/>
          <table:table-cell table:formula="of:=LEN([.A2])" office:value-type="float" office:value="19" calcext:value-type="float">
            <text:p>19</text:p>
          </table:table-cell>
          <table:table-cell table:formula="of:=REPT(&quot; &quot;;28-LEN([.A2]))&amp;[.A2]&amp;&quot; -- &quot;&amp;[.B2]&amp;&quot;    &quot;&amp;[.C2]&amp;&quot; -- &quot;&amp;[.D2]" office:value-type="string" office:string-value="         (PCINT14/RESET) PC6 -- 1    28 -- PC5 (ADC5/SCL/PCINT13)" calcext:value-type="string">
            <text:p><text:s text:c="9"/>(PCINT14/RESET) PC6 -- 1 <text:s text:c="3"/>28 -- PC5 (ADC5/SCL/PCINT1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6/RXD) PD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4 (ADC4/SDA/PCINT12)</text:p>
          </table:table-cell>
          <table:table-cell/>
          <table:table-cell table:formula="of:=LEN([.A3])" office:value-type="float" office:value="17" calcext:value-type="float">
            <text:p>17</text:p>
          </table:table-cell>
          <table:table-cell table:formula="of:=REPT(&quot; &quot;;28-LEN([.A3]))&amp;[.A3]&amp;&quot; -- &quot;&amp;[.B3]&amp;&quot;    &quot;&amp;[.C3]&amp;&quot; -- &quot;&amp;[.D3]" office:value-type="string" office:string-value="           (PCINT16/RXD) PD0 -- 2    27 -- PC4 (ADC4/SDA/PCINT12)" calcext:value-type="string">
            <text:p><text:s text:c="11"/>(PCINT16/RXD) PD0 -- 2 <text:s text:c="3"/>27 -- PC4 (ADC4/SDA/PCINT1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7/TXD) PD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3 (ADC3/PCINT11)</text:p>
          </table:table-cell>
          <table:table-cell/>
          <table:table-cell table:formula="of:=LEN([.A4])" office:value-type="float" office:value="17" calcext:value-type="float">
            <text:p>17</text:p>
          </table:table-cell>
          <table:table-cell table:formula="of:=REPT(&quot; &quot;;28-LEN([.A4]))&amp;[.A4]&amp;&quot; -- &quot;&amp;[.B4]&amp;&quot;    &quot;&amp;[.C4]&amp;&quot; -- &quot;&amp;[.D4]" office:value-type="string" office:string-value="           (PCINT17/TXD) PD1 -- 3    26 -- PC3 (ADC3/PCINT11)" calcext:value-type="string">
            <text:p><text:s text:c="11"/>(PCINT17/TXD) PD1 -- 3 <text:s text:c="3"/>26 -- PC3 (ADC3/PCINT11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8/INT0) PD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2 (ADC2/PCINT10)</text:p>
          </table:table-cell>
          <table:table-cell/>
          <table:table-cell table:formula="of:=LEN([.A5])" office:value-type="float" office:value="18" calcext:value-type="float">
            <text:p>18</text:p>
          </table:table-cell>
          <table:table-cell table:formula="of:=REPT(&quot; &quot;;28-LEN([.A5]))&amp;[.A5]&amp;&quot; -- &quot;&amp;[.B5]&amp;&quot;    &quot;&amp;[.C5]&amp;&quot; -- &quot;&amp;[.D5]" office:value-type="string" office:string-value="          (PCINT18/INT0) PD2 -- 4    25 -- PC2 (ADC2/PCINT10)" calcext:value-type="string">
            <text:p><text:s text:c="10"/>(PCINT18/INT0) PD2 -- 4 <text:s text:c="3"/>25 -- PC2 (ADC2/PCINT1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19/OC2B/INT1) PD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1 (ADC1/PCINT9)</text:p>
          </table:table-cell>
          <table:table-cell/>
          <table:table-cell table:formula="of:=LEN([.A6])" office:value-type="float" office:value="23" calcext:value-type="float">
            <text:p>23</text:p>
          </table:table-cell>
          <table:table-cell table:formula="of:=REPT(&quot; &quot;;28-LEN([.A6]))&amp;[.A6]&amp;&quot; -- &quot;&amp;[.B6]&amp;&quot;    &quot;&amp;[.C6]&amp;&quot; -- &quot;&amp;[.D6]" office:value-type="string" office:string-value="     (PCINT19/OC2B/INT1) PD3 -- 5    24 -- PC1 (ADC1/PCINT9)" calcext:value-type="string">
            <text:p><text:s text:c="5"/>(PCINT19/OC2B/INT1) PD3 -- 5 <text:s text:c="3"/>24 -- PC1 (ADC1/PCINT9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0/XCK/T0) PD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0 (ADC0/PCINT8)</text:p>
          </table:table-cell>
          <table:table-cell/>
          <table:table-cell table:formula="of:=LEN([.A7])" office:value-type="float" office:value="20" calcext:value-type="float">
            <text:p>20</text:p>
          </table:table-cell>
          <table:table-cell table:formula="of:=REPT(&quot; &quot;;28-LEN([.A7]))&amp;[.A7]&amp;&quot; -- &quot;&amp;[.B7]&amp;&quot;    &quot;&amp;[.C7]&amp;&quot; -- &quot;&amp;[.D7]" office:value-type="string" office:string-value="        (PCINT20/XCK/T0) PD4 -- 6    23 -- PC0 (ADC0/PCINT8)" calcext:value-type="string">
            <text:p><text:s text:c="8"/>(PCINT20/XCK/T0) PD4 -- 6 <text:s text:c="3"/>23 -- PC0 (ADC0/PCINT8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/>
          <table:table-cell table:formula="of:=LEN([.A8])" office:value-type="float" office:value="3" calcext:value-type="float">
            <text:p>3</text:p>
          </table:table-cell>
          <table:table-cell table:formula="of:=REPT(&quot; &quot;;28-LEN([.A8]))&amp;[.A8]&amp;&quot; -- &quot;&amp;[.B8]&amp;&quot;    &quot;&amp;[.C8]&amp;&quot; -- &quot;&amp;[.D8]" office:value-type="string" office:string-value="                         VCC -- 7    22 -- GND" calcext:value-type="string">
            <text:p><text:s text:c="25"/>VCC -- 7 <text:s text:c="3"/>22 -- G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EF</text:p>
          </table:table-cell>
          <table:table-cell/>
          <table:table-cell table:formula="of:=LEN([.A9])" office:value-type="float" office:value="3" calcext:value-type="float">
            <text:p>3</text:p>
          </table:table-cell>
          <table:table-cell table:formula="of:=REPT(&quot; &quot;;28-LEN([.A9]))&amp;[.A9]&amp;&quot; -- &quot;&amp;[.B9]&amp;&quot;    &quot;&amp;[.C9]&amp;&quot; -- &quot;&amp;[.D9]" office:value-type="string" office:string-value="                         GND -- 8    21 -- AREF" calcext:value-type="string">
            <text:p><text:s text:c="25"/>GND -- 8 <text:s text:c="3"/>21 -- AR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6/XTAL1/TOSC1) PB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CC</text:p>
          </table:table-cell>
          <table:table-cell/>
          <table:table-cell table:formula="of:=LEN([.A10])" office:value-type="float" office:value="24" calcext:value-type="float">
            <text:p>24</text:p>
          </table:table-cell>
          <table:table-cell table:formula="of:=REPT(&quot; &quot;;28-LEN([.A10]))&amp;[.A10]&amp;&quot; -- &quot;&amp;[.B10]&amp;&quot;    &quot;&amp;[.C10]&amp;&quot; -- &quot;&amp;[.D10]" office:value-type="string" office:string-value="    (PCINT6/XTAL1/TOSC1) PB6 -- 9    20 -- AVCC" calcext:value-type="string">
            <text:p><text:s text:c="4"/>(PCINT6/XTAL1/TOSC1) PB6 -- 9 <text:s text:c="3"/>20 -- A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7/XTAL2/TOSC2) PB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B5 (SCK/PCINT5)</text:p>
          </table:table-cell>
          <table:table-cell/>
          <table:table-cell table:formula="of:=LEN([.A11])" office:value-type="float" office:value="24" calcext:value-type="float">
            <text:p>24</text:p>
          </table:table-cell>
          <table:table-cell table:formula="of:=REPT(&quot; &quot;;28-LEN([.A11]))&amp;[.A11]&amp;&quot; -- &quot;&amp;[.B11]&amp;&quot;    &quot;&amp;[.C11]&amp;&quot; -- &quot;&amp;[.D11]" office:value-type="string" office:string-value="    (PCINT7/XTAL2/TOSC2) PB7 -- 10    19 -- PB5 (SCK/PCINT5)" calcext:value-type="string">
            <text:p><text:s text:c="4"/>(PCINT7/XTAL2/TOSC2) PB7 -- 10 <text:s text:c="3"/>19 -- PB5 (SCK/PCINT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1/OC0B/T1) PD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B4 (MISO/PCINT4)</text:p>
          </table:table-cell>
          <table:table-cell/>
          <table:table-cell table:formula="of:=LEN([.A12])" office:value-type="float" office:value="21" calcext:value-type="float">
            <text:p>21</text:p>
          </table:table-cell>
          <table:table-cell table:formula="of:=REPT(&quot; &quot;;28-LEN([.A12]))&amp;[.A12]&amp;&quot; -- &quot;&amp;[.B12]&amp;&quot;    &quot;&amp;[.C12]&amp;&quot; -- &quot;&amp;[.D12]" office:value-type="string" office:string-value="       (PCINT21/OC0B/T1) PD5 -- 11    18 -- PB4 (MISO/PCINT4)" calcext:value-type="string">
            <text:p><text:s text:c="7"/>(PCINT21/OC0B/T1) PD5 -- 11 <text:s text:c="3"/>18 -- PB4 (MISO/PCINT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2/OC0A/AIN0) PD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B3 (MOSI/OC2A/PCINT3)</text:p>
          </table:table-cell>
          <table:table-cell/>
          <table:table-cell table:formula="of:=LEN([.A13])" office:value-type="float" office:value="23" calcext:value-type="float">
            <text:p>23</text:p>
          </table:table-cell>
          <table:table-cell table:formula="of:=REPT(&quot; &quot;;28-LEN([.A13]))&amp;[.A13]&amp;&quot; -- &quot;&amp;[.B13]&amp;&quot;    &quot;&amp;[.C13]&amp;&quot; -- &quot;&amp;[.D13]" office:value-type="string" office:string-value="     (PCINT22/OC0A/AIN0) PD6 -- 12    17 -- PB3 (MOSI/OC2A/PCINT3)" calcext:value-type="string">
            <text:p><text:s text:c="5"/>(PCINT22/OC0A/AIN0) PD6 -- 12 <text:s text:c="3"/>17 -- PB3 (MOSI/OC2A/PCINT3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23/AIN1) PD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2 (SS/OC1B/PCINT2)</text:p>
          </table:table-cell>
          <table:table-cell/>
          <table:table-cell table:formula="of:=LEN([.A14])" office:value-type="float" office:value="18" calcext:value-type="float">
            <text:p>18</text:p>
          </table:table-cell>
          <table:table-cell table:formula="of:=REPT(&quot; &quot;;28-LEN([.A14]))&amp;[.A14]&amp;&quot; -- &quot;&amp;[.B14]&amp;&quot;    &quot;&amp;[.C14]&amp;&quot; -- &quot;&amp;[.D14]" office:value-type="string" office:string-value="          (PCINT23/AIN1) PD7 -- 13    16 -- PB2 (SS/OC1B/PCINT2)" calcext:value-type="string">
            <text:p><text:s text:c="10"/>(PCINT23/AIN1) PD7 -- 13 <text:s text:c="3"/>16 -- PB2 (SS/OC1B/PCINT2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PCINT0/CLKO/ICP1) PB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B1 (OC1A/PCINT1)</text:p>
          </table:table-cell>
          <table:table-cell/>
          <table:table-cell table:formula="of:=LEN([.A15])" office:value-type="float" office:value="22" calcext:value-type="float">
            <text:p>22</text:p>
          </table:table-cell>
          <table:table-cell table:formula="of:=REPT(&quot; &quot;;28-LEN([.A15]))&amp;[.A15]&amp;&quot; -- &quot;&amp;[.B15]&amp;&quot;    &quot;&amp;[.C15]&amp;&quot; -- &quot;&amp;[.D15]" office:value-type="string" office:string-value="      (PCINT0/CLKO/ICP1) PB0 -- 14    15 -- PB1 (OC1A/PCINT1)" calcext:value-type="string">
            <text:p><text:s text:c="6"/>(PCINT0/CLKO/ICP1) PB0 -- 14 <text:s text:c="3"/>15 -- PB1 (OC1A/PCINT1)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LEN([.A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D4051BE</text:p>
          </table:table-cell>
          <table:table-cell table:number-columns-repeated="3"/>
          <table:table-cell table:formula="of:=LEN([.A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 4 IN/OU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/>
          <table:table-cell table:formula="of:=LEN([.A18])" office:value-type="float" office:value="11" calcext:value-type="float">
            <text:p>11</text:p>
          </table:table-cell>
          <table:table-cell table:formula="of:=REPT(&quot; &quot;;22-LEN([.A18]))&amp;[.A18]&amp;&quot; -- &quot;&amp;[.B18]&amp;&quot;    &quot;&amp;[.C18]&amp;&quot; -- &quot;&amp;[.D18]" office:value-type="string" office:string-value="           CH 4 IN/OUT -- 1    16 -- VDD" calcext:value-type="string">
            <text:p><text:s text:c="11"/>CH 4 IN/OUT -- 1 <text:s text:c="3"/>16 -- VD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6 IN/OUT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 2 IN/OUT</text:p>
          </table:table-cell>
          <table:table-cell/>
          <table:table-cell table:formula="of:=LEN([.A19])" office:value-type="float" office:value="11" calcext:value-type="float">
            <text:p>11</text:p>
          </table:table-cell>
          <table:table-cell table:formula="of:=REPT(&quot; &quot;;22-LEN([.A19]))&amp;[.A19]&amp;&quot; -- &quot;&amp;[.B19]&amp;&quot;    &quot;&amp;[.C19]&amp;&quot; -- &quot;&amp;[.D19]" office:value-type="string" office:string-value="           CH 6 IN/OUT -- 2    15 -- CH 2 IN/OUT" calcext:value-type="string">
            <text:p><text:s text:c="11"/>CH 6 IN/OUT -- 2 <text:s text:c="3"/>15 -- CH 2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 OUT/I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 1 IN/OUT</text:p>
          </table:table-cell>
          <table:table-cell/>
          <table:table-cell table:formula="of:=LEN([.A20])" office:value-type="float" office:value="10" calcext:value-type="float">
            <text:p>10</text:p>
          </table:table-cell>
          <table:table-cell table:formula="of:=REPT(&quot; &quot;;22-LEN([.A20]))&amp;[.A20]&amp;&quot; -- &quot;&amp;[.B20]&amp;&quot;    &quot;&amp;[.C20]&amp;&quot; -- &quot;&amp;[.D20]" office:value-type="string" office:string-value="            COM OUT/IN -- 3    14 -- CH 1 IN/OUT" calcext:value-type="string">
            <text:p><text:s text:c="12"/>COM OUT/IN -- 3 <text:s text:c="3"/>14 -- CH 1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7 IN/OUT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 0 IN/OUT</text:p>
          </table:table-cell>
          <table:table-cell/>
          <table:table-cell table:formula="of:=LEN([.A21])" office:value-type="float" office:value="11" calcext:value-type="float">
            <text:p>11</text:p>
          </table:table-cell>
          <table:table-cell table:formula="of:=REPT(&quot; &quot;;22-LEN([.A21]))&amp;[.A21]&amp;&quot; -- &quot;&amp;[.B21]&amp;&quot;    &quot;&amp;[.C21]&amp;&quot; -- &quot;&amp;[.D21]" office:value-type="string" office:string-value="           CH 7 IN/OUT -- 4    13 -- CH 0 IN/OUT" calcext:value-type="string">
            <text:p><text:s text:c="11"/>CH 7 IN/OUT -- 4 <text:s text:c="3"/>13 -- CH 0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 5 IN/OU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 3 IN/OUT</text:p>
          </table:table-cell>
          <table:table-cell/>
          <table:table-cell table:formula="of:=LEN([.A22])" office:value-type="float" office:value="11" calcext:value-type="float">
            <text:p>11</text:p>
          </table:table-cell>
          <table:table-cell table:formula="of:=REPT(&quot; &quot;;22-LEN([.A22]))&amp;[.A22]&amp;&quot; -- &quot;&amp;[.B22]&amp;&quot;    &quot;&amp;[.C22]&amp;&quot; -- &quot;&amp;[.D22]" office:value-type="string" office:string-value="           CH 5 IN/OUT -- 5    12 -- CH 3 IN/OUT" calcext:value-type="string">
            <text:p><text:s text:c="11"/>CH 5 IN/OUT -- 5 <text:s text:c="3"/>12 -- CH 3 IN/O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H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/>
          <table:table-cell table:formula="of:=LEN([.A23])" office:value-type="float" office:value="3" calcext:value-type="float">
            <text:p>3</text:p>
          </table:table-cell>
          <table:table-cell table:formula="of:=REPT(&quot; &quot;;22-LEN([.A23]))&amp;[.A23]&amp;&quot; -- &quot;&amp;[.B23]&amp;&quot;    &quot;&amp;[.C23]&amp;&quot; -- &quot;&amp;[.D23]" office:value-type="string" office:string-value="                   INH -- 6    11 -- A" calcext:value-type="string">
            <text:p><text:s text:c="19"/>INH -- 6 <text:s text:c="3"/>11 -- 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/>
          <table:table-cell table:formula="of:=LEN([.A24])" office:value-type="float" office:value="3" calcext:value-type="float">
            <text:p>3</text:p>
          </table:table-cell>
          <table:table-cell table:formula="of:=REPT(&quot; &quot;;22-LEN([.A24]))&amp;[.A24]&amp;&quot; -- &quot;&amp;[.B24]&amp;&quot;    &quot;&amp;[.C24]&amp;&quot; -- &quot;&amp;[.D24]" office:value-type="string" office:string-value="                   VEE -- 7    10 -- B" calcext:value-type="string">
            <text:p><text:s text:c="19"/>VEE -- 7 <text:s text:c="3"/>10 --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SS (GND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/>
          <table:table-cell table:formula="of:=LEN([.A25])" office:value-type="float" office:value="9" calcext:value-type="float">
            <text:p>9</text:p>
          </table:table-cell>
          <table:table-cell table:formula="of:=REPT(&quot; &quot;;22-LEN([.A25]))&amp;[.A25]&amp;&quot; -- &quot;&amp;[.B25]&amp;&quot;    &quot;&amp;[.C25]&amp;&quot; -- &quot;&amp;[.D25]" office:value-type="string" office:string-value="             VSS (GND) -- 8    9 -- C" calcext:value-type="string">
            <text:p><text:s text:c="13"/>VSS (GND) -- 8 <text:s text:c="3"/>9 -- 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LEN([.A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LTP747R</text:p>
          </table:table-cell>
          <table:table-cell table:number-columns-repeated="3"/>
          <table:table-cell table:formula="of:=LEN([.A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1</text:p>
          </table:table-cell>
          <table:table-cell/>
          <table:table-cell table:formula="of:=LEN([.A28])" office:value-type="float" office:value="3" calcext:value-type="float">
            <text:p>3</text:p>
          </table:table-cell>
          <table:table-cell table:formula="of:=REPT(&quot; &quot;;8-LEN([.A28]))&amp;[.A28]&amp;&quot; -- &quot;&amp;[.B28]&amp;&quot;    &quot;&amp;[.C28]&amp;&quot; -- &quot;&amp;[.D28]" office:value-type="string" office:string-value="     AC1 -- 1    12 -- CR1" calcext:value-type="string">
            <text:p><text:s text:c="5"/>AC1 -- 1 <text:s text:c="3"/>12 -- C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2</text:p>
          </table:table-cell>
          <table:table-cell/>
          <table:table-cell table:formula="of:=LEN([.A29])" office:value-type="float" office:value="3" calcext:value-type="float">
            <text:p>3</text:p>
          </table:table-cell>
          <table:table-cell table:formula="of:=REPT(&quot; &quot;;8-LEN([.A29]))&amp;[.A29]&amp;&quot; -- &quot;&amp;[.B29]&amp;&quot;    &quot;&amp;[.C29]&amp;&quot; -- &quot;&amp;[.D29]" office:value-type="string" office:string-value="     CR3 -- 2    11 -- CR2" calcext:value-type="string">
            <text:p><text:s text:c="5"/>CR3 -- 2 <text:s text:c="3"/>11 -- C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3</text:p>
          </table:table-cell>
          <table:table-cell/>
          <table:table-cell table:formula="of:=LEN([.A30])" office:value-type="float" office:value="3" calcext:value-type="float">
            <text:p>3</text:p>
          </table:table-cell>
          <table:table-cell table:formula="of:=REPT(&quot; &quot;;8-LEN([.A30]))&amp;[.A30]&amp;&quot; -- &quot;&amp;[.B30]&amp;&quot;    &quot;&amp;[.C30]&amp;&quot; -- &quot;&amp;[.D30]" office:value-type="string" office:string-value="     AC2 -- 3    10 -- AC3" calcext:value-type="string">
            <text:p><text:s text:c="5"/>AC2 -- 3 <text:s text:c="3"/>10 -- AC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4</text:p>
          </table:table-cell>
          <table:table-cell/>
          <table:table-cell table:formula="of:=LEN([.A31])" office:value-type="float" office:value="3" calcext:value-type="float">
            <text:p>3</text:p>
          </table:table-cell>
          <table:table-cell table:formula="of:=REPT(&quot; &quot;;8-LEN([.A31]))&amp;[.A31]&amp;&quot; -- &quot;&amp;[.B31]&amp;&quot;    &quot;&amp;[.C31]&amp;&quot; -- &quot;&amp;[.D31]" office:value-type="string" office:string-value="     CR5 -- 4    9 -- CR4" calcext:value-type="string">
            <text:p><text:s text:c="5"/>CR5 -- 4 <text:s text:c="3"/>9 -- CR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5</text:p>
          </table:table-cell>
          <table:table-cell/>
          <table:table-cell table:formula="of:=LEN([.A32])" office:value-type="float" office:value="3" calcext:value-type="float">
            <text:p>3</text:p>
          </table:table-cell>
          <table:table-cell table:formula="of:=REPT(&quot; &quot;;8-LEN([.A32]))&amp;[.A32]&amp;&quot; -- &quot;&amp;[.B32]&amp;&quot;    &quot;&amp;[.C32]&amp;&quot; -- &quot;&amp;[.D32]" office:value-type="string" office:string-value="     CR6 -- 5    8 -- AC5" calcext:value-type="string">
            <text:p><text:s text:c="5"/>CR6 -- 5 <text:s text:c="3"/>8 -- AC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4</text:p>
          </table:table-cell>
          <table:table-cell/>
          <table:table-cell table:formula="of:=LEN([.A33])" office:value-type="float" office:value="3" calcext:value-type="float">
            <text:p>3</text:p>
          </table:table-cell>
          <table:table-cell table:formula="of:=REPT(&quot; &quot;;8-LEN([.A33]))&amp;[.A33]&amp;&quot; -- &quot;&amp;[.B33]&amp;&quot;    &quot;&amp;[.C33]&amp;&quot; -- &quot;&amp;[.D33]" office:value-type="string" office:string-value="     CR7 -- 6    7 -- AC4" calcext:value-type="string">
            <text:p><text:s text:c="5"/>CR7 -- 6 <text:s text:c="3"/>7 -- AC4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1:07:06.295412740</meta:creation-date>
    <dc:date>2017-02-28T14:08:39.062733862</dc:date>
    <meta:editing-duration>PT2H41M8S</meta:editing-duration>
    <meta:editing-cycles>7</meta:editing-cycles>
    <meta:generator>LibreOffice/5.1.6.2$Linux_X86_64 LibreOffice_project/10m0$Build-2</meta:generator>
    <meta:document-statistic meta:table-count="1" meta:cell-count="175" meta:object-count="0"/>
  </office:meta>
</office:document-meta>
</file>